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24.506cm"/>
    </style:style>
    <style:style style:name="co7" style:family="table-column">
      <style:table-column-properties fo:break-before="auto" style:column-width="8.2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ext-properties fo:color="#c0c0c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EVENT TYPE</text:p>
          </table:table-cell>
          <table:table-cell table:style-name="ce1" office:value-type="string">
            <text:p>PROCESSES WITH LOG ORDER</text:p>
          </table:table-cell>
          <table:table-cell table:style-name="ce1" office:value-type="string">
            <text:p>DB REGISTRED MESSAGE</text:p>
          </table:table-cell>
          <table:table-cell table:style-name="ce1" office:value-type="string">
            <text:p>NUM CHARACTERS OF MESSAGE</text:p>
          </table:table-cell>
          <table:table-cell table:style-name="ce1" office:value-type="string">
            <text:p>USER MESSAG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2" office:value-type="float" office:value="0">
            <text:p>0000</text:p>
          </table:table-cell>
          <table:table-cell office:value-type="string">
            <text:p>SYSTEM ACTION</text:p>
          </table:table-cell>
          <table:table-cell/>
          <table:table-cell table:style-name="ce6" office:value-type="string">
            <text:p>Logout</text:p>
          </table:table-cell>
          <table:table-cell table:style-name="ce3" table:formula="of:=LEN([.D2])" office:value-type="float" office:value="6">
            <text:p>6</text:p>
          </table:table-cell>
          <table:table-cell/>
          <table:table-cell table:style-name="ce6" office:value-type="string">
            <text:p>Ones user has been to force log out</text:p>
          </table:table-cell>
        </table:table-row>
        <table:table-row table:style-name="ro1">
          <table:table-cell table:style-name="ce2" office:value-type="float" office:value="1">
            <text:p>0001</text:p>
          </table:table-cell>
          <table:table-cell office:value-type="string">
            <text:p>SYSTEM ACTION</text:p>
          </table:table-cell>
          <table:table-cell/>
          <table:table-cell table:style-name="ce6" office:value-type="string">
            <text:p>Blocking user</text:p>
          </table:table-cell>
          <table:table-cell table:style-name="ce3" table:formula="of:=LEN([.D3])" office:value-type="float" office:value="13">
            <text:p>13</text:p>
          </table:table-cell>
          <table:table-cell/>
          <table:table-cell table:style-name="ce6" office:value-type="string">
            <text:p>One user has been blocked</text:p>
          </table:table-cell>
        </table:table-row>
        <table:table-row table:style-name="ro1">
          <table:table-cell table:style-name="ce2" office:value-type="float" office:value="2">
            <text:p>0002</text:p>
          </table:table-cell>
          <table:table-cell office:value-type="string">
            <text:p>SYSTEM ACTION</text:p>
          </table:table-cell>
          <table:table-cell/>
          <table:table-cell table:style-name="ce6" office:value-type="string">
            <text:p>Relogin request</text:p>
          </table:table-cell>
          <table:table-cell table:style-name="ce3" table:formula="of:=LEN([.D4])" office:value-type="float" office:value="15">
            <text:p>15</text:p>
          </table:table-cell>
          <table:table-cell/>
          <table:table-cell table:style-name="ce6" office:value-type="string">
            <text:p>One user has been obligated to login again</text:p>
          </table:table-cell>
        </table:table-row>
        <table:table-row table:style-name="ro1">
          <table:table-cell table:style-name="ce2" office:value-type="float" office:value="3">
            <text:p>0003</text:p>
          </table:table-cell>
          <table:table-cell office:value-type="string">
            <text:p>SYSTEM ACTION</text:p>
          </table:table-cell>
          <table:table-cell/>
          <table:table-cell table:style-name="ce6" office:value-type="string">
            <text:p>Reset password request sent</text:p>
          </table:table-cell>
          <table:table-cell table:style-name="ce3" table:formula="of:=LEN([.D5])" office:value-type="float" office:value="27">
            <text:p>27</text:p>
          </table:table-cell>
          <table:table-cell/>
          <table:table-cell table:style-name="ce6" office:value-type="string">
            <text:p>The system has sent one reset request password</text:p>
          </table:table-cell>
        </table:table-row>
        <table:table-row table:style-name="ro1" table:number-rows-repeated="2">
          <table:table-cell table:style-name="ce2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2" office:value-type="float" office:value="300">
            <text:p>0300</text:p>
          </table:table-cell>
          <table:table-cell office:value-type="string">
            <text:p>USER ACTION</text:p>
          </table:table-cell>
          <table:table-cell table:style-name="ce5" office:value-type="string" table:number-columns-spanned="1" table:number-rows-spanned="9">
            <text:p>LOGIN</text:p>
          </table:table-cell>
          <table:table-cell table:style-name="ce6" office:value-type="string">
            <text:p>Login request</text:p>
          </table:table-cell>
          <table:table-cell table:style-name="ce3" table:formula="of:=LEN([.D8])" office:value-type="float" office:value="13">
            <text:p>13</text:p>
          </table:table-cell>
          <table:table-cell/>
          <table:table-cell table:style-name="ce6" office:value-type="string">
            <text:p>User log in request</text:p>
          </table:table-cell>
        </table:table-row>
        <table:table-row table:style-name="ro1">
          <table:table-cell table:style-name="ce2" office:value-type="float" office:value="301">
            <text:p>0301</text:p>
          </table:table-cell>
          <table:table-cell office:value-type="string">
            <text:p>USER ACTION RESULT</text:p>
          </table:table-cell>
          <table:covered-table-cell/>
          <table:table-cell office:value-type="string">
            <text:p>User Login: Incorrect username</text:p>
          </table:table-cell>
          <table:table-cell table:style-name="ce3" table:formula="of:=LEN([.D9])" office:value-type="float" office:value="30">
            <text:p>30</text:p>
          </table:table-cell>
          <table:table-cell office:value-type="string">
            <text:p>Incorrect urername or password</text:p>
          </table:table-cell>
          <table:table-cell office:value-type="string">
            <text:p>Incorrect submitted username</text:p>
          </table:table-cell>
        </table:table-row>
        <table:table-row table:style-name="ro1">
          <table:table-cell table:style-name="ce2" office:value-type="float" office:value="302">
            <text:p>0302</text:p>
          </table:table-cell>
          <table:table-cell office:value-type="string">
            <text:p>USER ACTION RESULT</text:p>
          </table:table-cell>
          <table:covered-table-cell/>
          <table:table-cell office:value-type="string">
            <text:p>User Login: Incorrect password</text:p>
          </table:table-cell>
          <table:table-cell table:style-name="ce3" table:formula="of:=LEN([.D10])" office:value-type="float" office:value="30">
            <text:p>30</text:p>
          </table:table-cell>
          <table:table-cell office:value-type="string">
            <text:p>Incorrect urername or password</text:p>
          </table:table-cell>
          <table:table-cell office:value-type="string">
            <text:p>Incorrect submitted password</text:p>
          </table:table-cell>
        </table:table-row>
        <table:table-row table:style-name="ro1">
          <table:table-cell table:style-name="ce2" office:value-type="float" office:value="303">
            <text:p>0303</text:p>
          </table:table-cell>
          <table:table-cell office:value-type="string">
            <text:p>USER ACTION RESULT</text:p>
          </table:table-cell>
          <table:covered-table-cell/>
          <table:table-cell office:value-type="string">
            <text:p>User Login: User account inactive</text:p>
          </table:table-cell>
          <table:table-cell table:style-name="ce3" table:formula="of:=LEN([.D11])" office:value-type="float" office:value="33">
            <text:p>33</text:p>
          </table:table-cell>
          <table:table-cell office:value-type="string">
            <text:p>Your user account has been inactive, please contact with the web master</text:p>
          </table:table-cell>
          <table:table-cell table:style-name="ce6" office:value-type="string">
            <text:p>User has provided a valid session</text:p>
          </table:table-cell>
        </table:table-row>
        <table:table-row table:style-name="ro1">
          <table:table-cell table:style-name="ce2" office:value-type="float" office:value="304">
            <text:p>0304</text:p>
          </table:table-cell>
          <table:table-cell office:value-type="string">
            <text:p>USER ACTION RESULT</text:p>
          </table:table-cell>
          <table:covered-table-cell/>
          <table:table-cell table:style-name="ce7" office:value-type="string">
            <text:p>User Login: User account blocked</text:p>
          </table:table-cell>
          <table:table-cell table:style-name="ce3" table:formula="of:=LEN([.D12])" office:value-type="float" office:value="32">
            <text:p>32</text:p>
          </table:table-cell>
          <table:table-cell office:value-type="string">
            <text:p>Your user account has been blocked because it has trying to access several times with incorrect password, the account gets unlocked in a while; if you had not been trying to access to the system, then please contact with the web master becasue your account has been atacked</text:p>
          </table:table-cell>
          <table:table-cell table:style-name="ce7" office:value-type="string">
            <text:p>Trying to access with an account that it is inactive</text:p>
          </table:table-cell>
        </table:table-row>
        <table:table-row table:style-name="ro1">
          <table:table-cell table:style-name="ce2" office:value-type="float" office:value="305">
            <text:p>0305</text:p>
          </table:table-cell>
          <table:table-cell office:value-type="string">
            <text:p>USER ACTION RESULT</text:p>
          </table:table-cell>
          <table:covered-table-cell/>
          <table:table-cell table:style-name="ce7" office:value-type="string">
            <text:p>User Login: User account registration has not been confirmed</text:p>
          </table:table-cell>
          <table:table-cell table:style-name="ce3" table:formula="of:=LEN([.D13])" office:value-type="float" office:value="60">
            <text:p>60</text:p>
          </table:table-cell>
          <table:table-cell office:value-type="string">
            <text:p>Your registered user account has not been confirmed, please check your e-mail account to confirm the registration; if you have not received any e-mail, please contact with the web master</text:p>
          </table:table-cell>
          <table:table-cell table:style-name="ce7" office:value-type="string">
            <text:p>Trying to access with an account that it is blocked</text:p>
          </table:table-cell>
        </table:table-row>
        <table:table-row table:style-name="ro1">
          <table:table-cell table:style-name="ce2" office:value-type="float" office:value="306">
            <text:p>0306</text:p>
          </table:table-cell>
          <table:table-cell office:value-type="string">
            <text:p>USER ACTION RESULT</text:p>
          </table:table-cell>
          <table:covered-table-cell/>
          <table:table-cell table:style-name="ce6"/>
          <table:table-cell table:style-name="ce3" table:formula="of:=LEN([.D14])" office:value-type="float" office:value="0">
            <text:p>0</text:p>
          </table:table-cell>
          <table:table-cell/>
          <table:table-cell table:style-name="ce6"/>
        </table:table-row>
        <table:table-row table:style-name="ro1">
          <table:table-cell table:style-name="ce2" office:value-type="float" office:value="307">
            <text:p>0307</text:p>
          </table:table-cell>
          <table:table-cell office:value-type="string">
            <text:p>USER ACTION RESULT</text:p>
          </table:table-cell>
          <table:covered-table-cell/>
          <table:table-cell office:value-type="string">
            <text:p>User Login: Client side validation bypass</text:p>
          </table:table-cell>
          <table:table-cell table:style-name="ce3" table:formula="of:=LEN([.D15])" office:value-type="float" office:value="41">
            <text:p>41</text:p>
          </table:table-cell>
          <table:table-cell/>
          <table:table-cell table:style-name="ce8" office:value-type="string">
            <text:p>The user has done a bypass of client side validations</text:p>
          </table:table-cell>
        </table:table-row>
        <table:table-row table:style-name="ro1">
          <table:table-cell table:style-name="ce2" office:value-type="float" office:value="308">
            <text:p>0308</text:p>
          </table:table-cell>
          <table:table-cell office:value-type="string">
            <text:p>USER ACTION RESULT</text:p>
          </table:table-cell>
          <table:covered-table-cell/>
          <table:table-cell office:value-type="string">
            <text:p>User Login: unexpected HTTP method</text:p>
          </table:table-cell>
          <table:table-cell table:style-name="ce3" table:formula="of:=LEN([.D16])" office:value-type="float" office:value="34">
            <text:p>34</text:p>
          </table:table-cell>
          <table:table-cell/>
          <table:table-cell table:style-name="ce8" office:value-type="string">
            <text:p>The user has submitted the login data with unexpected HTTP method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2"/>
          <table:table-cell table:style-name="ce4" table:number-columns-repeated="2"/>
          <table:table-cell/>
          <table:table-cell table:style-name="ce3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 number:title="Four digit system code">
      <number:number number:decimal-places="0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Fraixedes Cugat</meta:initial-creator>
    <meta:creation-date>2011-07-23T11:26:27</meta:creation-date>
    <dc:date>2012-05-08T02:09:08.24</dc:date>
    <meta:editing-duration>PT12H38M7S</meta:editing-duration>
    <meta:editing-cycles>47</meta:editing-cycles>
    <meta:generator>LibreOffice/3.5$Windows_x86 LibreOffice_project/281b639-6baa1d3-ef66a77-d866f25-f36d45f</meta:generator>
    <dc:creator>Ivan Fraixedes Cugat</dc:creator>
    <meta:document-statistic meta:table-count="1" meta:cell-count="77" meta:object-count="0"/>
    <meta:user-defined meta:name="qrichtext">1</meta:user-defined>
  </office:meta>
</office:document-meta>
</file>